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3.07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19.0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27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7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18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19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20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21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40"/>
        <table:table-column table:style-name="co2" table:default-cell-style-name="ce40"/>
        <table:table-column table:style-name="co3" table:number-columns-repeated="2" table:default-cell-style-name="ce40"/>
        <table:table-column table:style-name="co4" table:default-cell-style-name="ce40"/>
        <table:table-column table:style-name="co5" table:number-columns-repeated="251" table:default-cell-style-name="ce40"/>
        <table:table-column table:style-name="co5" table:number-columns-repeated="767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ｘｘｘｘ股份有限公司</text:p>
          </table:table-cell>
          <table:covered-table-cell table:number-columns-repeated="5" table:style-name="ce41"/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6" table:number-rows-spanned="1">
            <text:p>供應商品質問題改善聯絡書</text:p>
          </table:table-cell>
          <table:covered-table-cell table:number-columns-repeated="5" table:style-name="ce41"/>
          <table:table-cell table:number-columns-repeated="1018"/>
        </table:table-row>
        <table:table-row table:style-name="ro2">
          <table:table-cell table:style-name="ce18" office:value-type="string" calcext:value-type="string">
            <text:p>供應商<text:span text:style-name="T15">:  </text:span></text:p>
          </table:table-cell>
          <table:table-cell table:style-name="ce42" table:number-columns-repeated="2"/>
          <table:table-cell table:style-name="ce42" office:value-type="string" calcext:value-type="string">
            <text:p>TEL/FAX:</text:p>
          </table:table-cell>
          <table:table-cell table:style-name="ce42"/>
          <table:table-cell table:style-name="ce46"/>
          <table:table-cell table:number-columns-repeated="1018"/>
        </table:table-row>
        <table:table-row table:style-name="ro2">
          <table:table-cell table:style-name="ce18" office:value-type="string" calcext:value-type="string">
            <text:p>產品名稱規格<text:span text:style-name="T15">:</text:span></text:p>
          </table:table-cell>
          <table:table-cell table:style-name="ce42" table:number-columns-repeated="2"/>
          <table:table-cell table:style-name="ce45" office:value-type="string" calcext:value-type="string">
            <text:p>聯絡時間<text:span text:style-name="T15">:       </text:span><text:span text:style-name="T16">年</text:span><text:span text:style-name="T17">      </text:span><text:span text:style-name="T16">月</text:span><text:span text:style-name="T17">        </text:span><text:span text:style-name="T16">日</text:span></text:p>
          </table:table-cell>
          <table:table-cell table:style-name="ce42"/>
          <table:table-cell table:style-name="ce46"/>
          <table:table-cell table:number-columns-repeated="1018"/>
        </table:table-row>
        <table:table-row table:style-name="ro2">
          <table:table-cell table:style-name="ce18" office:value-type="string" calcext:value-type="string">
            <text:p>進料時間<text:span text:style-name="T15">:       </text:span><text:span text:style-name="T16">年</text:span><text:span text:style-name="T17">         </text:span><text:span text:style-name="T16">月</text:span><text:span text:style-name="T17">           </text:span><text:span text:style-name="T16">日</text:span></text:p>
          </table:table-cell>
          <table:table-cell table:style-name="ce42" table:number-columns-repeated="2"/>
          <table:table-cell table:style-name="ce45" office:value-type="string" calcext:value-type="string">
            <text:p>抽檢數量<text:span text:style-name="T15">:</text:span></text:p>
          </table:table-cell>
          <table:table-cell table:style-name="ce42"/>
          <table:table-cell table:style-name="ce46"/>
          <table:table-cell table:number-columns-repeated="1018"/>
        </table:table-row>
        <table:table-row table:style-name="ro2">
          <table:table-cell table:style-name="ce18" office:value-type="string" calcext:value-type="string">
            <text:p>進料數量<text:span text:style-name="T15">:</text:span></text:p>
          </table:table-cell>
          <table:table-cell table:style-name="ce42" table:number-columns-repeated="2"/>
          <table:table-cell table:style-name="ce45" office:value-type="string" calcext:value-type="string">
            <text:p>不<text:span text:style-name="T15"> </text:span><text:span text:style-name="T16">良</text:span><text:span text:style-name="T17"> </text:span><text:span text:style-name="T16">率</text:span><text:span text:style-name="T17"> :</text:span></text:p>
          </table:table-cell>
          <table:table-cell table:style-name="ce42"/>
          <table:table-cell table:style-name="ce46"/>
          <table:table-cell table:number-columns-repeated="1018"/>
        </table:table-row>
        <table:table-row table:style-name="ro2">
          <table:table-cell table:style-name="ce18" office:value-type="string" calcext:value-type="string">
            <text:p>不良反應<text:span text:style-name="T15">:      </text:span><text:span text:style-name="T16">□進料檢驗</text:span><text:span text:style-name="T17">    </text:span><text:span text:style-name="T16">□生產製造</text:span><text:span text:style-name="T17">    </text:span><text:span text:style-name="T16">□客戶報怨</text:span><text:span text:style-name="T17">    </text:span><text:span text:style-name="T16">□其它</text:span></text:p>
          </table:table-cell>
          <table:table-cell table:style-name="ce42" table:number-columns-repeated="4"/>
          <table:table-cell table:style-name="ce46"/>
          <table:table-cell table:number-columns-repeated="1018"/>
        </table:table-row>
        <table:table-row table:style-name="ro2">
          <table:table-cell table:style-name="ce19" office:value-type="string" calcext:value-type="string">
            <text:p>品質問題<text:span text:style-name="T15">:</text:span></text:p>
          </table:table-cell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 table:number-rows-repeated="2">
          <table:table-cell table:style-name="ce1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 table:number-rows-repeated="3">
          <table:table-cell table:style-name="ce20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>
          <table:table-cell table:style-name="ce21" office:value-type="string" calcext:value-type="string">
            <text:p>品保部<text:span text:style-name="T15"> </text:span></text:p>
          </table:table-cell>
          <table:table-cell table:style-name="ce42" table:number-columns-repeated="2"/>
          <table:table-cell table:style-name="ce21" office:value-type="string" calcext:value-type="string">
            <text:p>物料部</text:p>
          </table:table-cell>
          <table:table-cell table:style-name="ce42"/>
          <table:table-cell table:style-name="ce46"/>
          <table:table-cell table:number-columns-repeated="1018"/>
        </table:table-row>
        <table:table-row table:style-name="ro2">
          <table:table-cell table:style-name="ce18" office:value-type="string" calcext:value-type="string">
            <text:p>供應商答覆<text:span text:style-name="T15">(</text:span><text:span text:style-name="T16">請於接到聯絡後</text:span><text:span text:style-name="T18">                </text:span><text:span text:style-name="T19">日內</text:span><text:span text:style-name="T20">,</text:span><text:span text:style-name="T21">完成回覆</text:span><text:span text:style-name="T20">)</text:span></text:p>
          </table:table-cell>
          <table:table-cell table:style-name="ce42" table:number-columns-repeated="4"/>
          <table:table-cell table:style-name="ce46"/>
          <table:table-cell table:number-columns-repeated="1018"/>
        </table:table-row>
        <table:table-row table:style-name="ro2">
          <table:table-cell table:style-name="ce19" office:value-type="string" calcext:value-type="string">
            <text:p>問題產品處理<text:span text:style-name="T15">(</text:span><text:span text:style-name="T16">矯正</text:span><text:span text:style-name="T17">)</text:span><text:span text:style-name="T16">及原因分析</text:span><text:span text:style-name="T17">:</text:span></text:p>
          </table:table-cell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 table:number-rows-repeated="2">
          <table:table-cell table:style-name="ce1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 table:number-rows-repeated="3">
          <table:table-cell table:style-name="ce20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>
          <table:table-cell table:style-name="ce18" office:value-type="string" calcext:value-type="string">
            <text:p>改善對策<text:span text:style-name="T15">(</text:span><text:span text:style-name="T16">預防</text:span><text:span text:style-name="T17">):</text:span></text:p>
          </table:table-cell>
          <table:table-cell table:style-name="ce42" table:number-columns-repeated="4"/>
          <table:table-cell table:style-name="ce46"/>
          <table:table-cell table:number-columns-repeated="1018"/>
        </table:table-row>
        <table:table-row table:style-name="ro2" table:number-rows-repeated="3">
          <table:table-cell table:style-name="ce19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 table:number-rows-repeated="2">
          <table:table-cell table:style-name="ce20"/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2">
          <table:table-cell table:style-name="ce18" office:value-type="string" calcext:value-type="string">
            <text:p>改善完成期限<text:span text:style-name="T15">:</text:span></text:p>
          </table:table-cell>
          <table:table-cell table:style-name="ce42" table:number-columns-repeated="4"/>
          <table:table-cell table:style-name="ce46"/>
          <table:table-cell table:number-columns-repeated="1018"/>
        </table:table-row>
        <table:table-row table:style-name="ro3">
          <table:table-cell table:style-name="ce22" office:value-type="string" calcext:value-type="string">
            <text:p>供應商</text:p>
          </table:table-cell>
          <table:table-cell table:style-name="ce43" table:number-columns-repeated="4"/>
          <table:table-cell table:style-name="ce47"/>
          <table:table-cell table:number-columns-repeated="1018"/>
        </table:table-row>
        <table:table-row table:style-name="ro3">
          <table:table-cell table:style-name="ce23" office:value-type="string" calcext:value-type="string">
            <text:p>確<text:span text:style-name="T15">    </text:span><text:span text:style-name="T16">認</text:span></text:p>
          </table:table-cell>
          <table:table-cell table:style-name="ce44" table:number-columns-repeated="4"/>
          <table:table-cell table:style-name="ce48"/>
          <table:table-cell table:number-columns-repeated="1018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1P2" style:volatile="true">
      <loext:text> $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1.01mm" fo:margin-right="14.01mm" style:first-page-number="continue" loext:scale-to-X="1" loext:scale-to-Y="1" style:table-centering="both" style:writing-mode="lr-tb"/>
      <style:header-style>
        <style:header-footer-properties fo:min-height="7.5mm" fo:margin-left="7.99mm" fo:margin-right="4.99mm" fo:margin-bottom="0mm"/>
      </style:header-style>
      <style:footer-style>
        <style:header-footer-properties fo:min-height="7.5mm" fo:margin-left="7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32:04.39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客戶抱怨單</dc:title>
    <meta:initial-creator>TT</meta:initial-creator>
    <dc:creator>Joyce</dc:creator>
    <dc:date>2004-03-26T13:17:39</dc:date>
    <meta:print-date>2004-03-26T13:17:35</meta:print-date>
    <meta:generator>LibreOffice/5.1.1.3$Windows_x86 LibreOffice_project/89f508ef3ecebd2cfb8e1def0f0ba9a803b88a6d</meta:generator>
    <meta:document-statistic meta:table-count="1" meta:cell-count="20" meta:object-count="0"/>
  </office:meta>
</office:document-meta>
</file>